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pen Source Resolutuion Educational Device:</text:p>
      <text:p text:style-name="Standard"/>
      <text:p text:style-name="Standard">+Android lernen</text:p>
      <text:p text:style-name="Standard">+Nicht übertrieben schwer → gut zum reinkommen?</text:p>
      <text:p text:style-name="Standard">+Vorzeigbar</text:p>
      <text:p text:style-name="Standard">+Jo benutzt es?</text:p>
      <text:p text:style-name="Standard"/>
      <text:p text:style-name="Standard">-Nur Android wird gelernt</text:p>
      <text:p text:style-name="Standard">-Vieles Schon gemacht?</text:p>
      <text:p text:style-name="Standard"/>
      <text:p text:style-name="Standard">→ Eventually wärs praktisch für mich personally </text:p>
      <text:p text:style-name="Standard"/>
      <text:p text:style-name="Standard">Pydio 5D IB Plugin</text:p>
      <text:p text:style-name="Standard"/>
      <text:p text:style-name="Standard">+Etwas über BioImageFormats lernen</text:p>
      <text:p text:style-name="Standard">+Sehr nützlich → Guter Outcome</text:p>
      <text:p text:style-name="Standard">+Hohes Vorzeigpotenzial</text:p>
      <text:p text:style-name="Standard"/>
      <text:p text:style-name="Standard">Viel Rohes Bitrutschen (→ nicht sehr neu!?) (→ Machbar!?)</text:p>
      <text:p text:style-name="Standard"/>
      <text:p text:style-name="Standard">-Brutal schwer → Wenig Motivation an bestimmten stages</text:p>
      <text:p text:style-name="Standard"/>
      <text:p text:style-name="Standard">→ Nicht als erstes Aber als zweites considerbar</text:p>
      <text:p text:style-name="Standard"/>
      <text:p text:style-name="Standard">FigureJ</text:p>
      <text:p text:style-name="Standard"/>
      <text:p text:style-name="Standard">+Machbar</text:p>
      <text:p text:style-name="Standard">+ganz witzig</text:p>
      <text:p text:style-name="Standard"/>
      <text:p text:style-name="Standard">-Nichts neues</text:p>
      <text:p text:style-name="Standard">-Nur Semi-Vorzeigbar</text:p>
      <text:p text:style-name="Standard"/>
      <text:p text:style-name="Standard">Actionbars</text:p>
      <text:p text:style-name="Standard"/>
      <text:p text:style-name="Standard">+Ziemlich schnell und einfach</text:p>
      <text:p text:style-name="Standard">+Noch mehr verbesserungen Findbar während ichs mach</text:p>
      <text:p text:style-name="Standard"/>
      <text:p text:style-name="Standard">-Einarbetungszeit wahrscheinlich größer als arbeitszeit</text:p>
      <text:p text:style-name="Standard">-Wenig zu lernen (Nichts?)</text:p>
      <text:p text:style-name="Standard"/>
      <text:p text:style-name="Standard">→ Eher für wenn ich am Ende nichts mehr hab (Als ob )</text:p>
      <text:p text:style-name="Standard"/>
      <text:p text:style-name="Standard">Batchprocessor app</text:p>
      <text:p text:style-name="Standard"/>
      <text:p text:style-name="Standard">+Relativ Groß</text:p>
      <text:p text:style-name="Standard">+Vorzeigbar</text:p>
      <text:p text:style-name="Standard">+Wird wissen stark festigen</text:p>
      <text:p text:style-name="Standard"/>
      <text:p text:style-name="Standard">-Sehr sehr open end</text:p>
      <text:p text:style-name="Standard"/>
      <text:p text:style-name="Standard">→ Im großen und Ganzen garnicht schlecht</text:p>
      <text:p text:style-name="Standard"/>
      <text:p text:style-name="Standard"><text:soft-page-break/>MicroManager</text:p>
      <text:p text:style-name="Standard"/>
      <text:p text:style-name="Standard">+Neues Protokoll</text:p>
      <text:p text:style-name="Standard">+Trotzdem nicht zu groß</text:p>
      <text:p text:style-name="Standard">+Vorzeigbar</text:p>
      <text:p text:style-name="Standard">+Aufn Treffen Fahren?</text:p>
      <text:p text:style-name="Standard">+Vielleicht Android</text:p>
      <text:p text:style-name="Standard">+Mit mikroskopen spielen?</text:p>
      <text:p text:style-name="Standard"/>
      <text:p text:style-name="Standard">-Viel Nicht vorhandenes Material</text:p>
      <text:p text:style-name="Standard"/>
      <text:p text:style-name="Standard">→ Fürn Anfang auf jeden g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14:37:53.36</meta:creation-date>
    <dc:date>2014-10-13T16:15:17.78</dc:date>
    <meta:editing-duration>PT1H5M49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2" meta:paragraph-count="41" meta:word-count="160" meta:character-count="1087"/>
  </office:meta>
</office:document-meta>
</file>